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Overskrift1" style:master-page-name="MP0" style:family="paragraph">
      <style:paragraph-properties fo:break-before="page" fo:text-align="center"/>
    </style:style>
    <style:style style:name="P2" style:parent-style-name="Listeafsnit" style:list-style-name="LFO1" style:family="paragraph"/>
    <style:style style:name="P3" style:parent-style-name="Listeafsnit" style:list-style-name="LFO1" style:family="paragraph"/>
    <style:style style:name="P4" style:parent-style-name="Listeafsnit" style:list-style-name="LFO1" style:family="paragraph"/>
    <style:style style:name="P5" style:parent-style-name="Listeafsnit" style:list-style-name="LFO1" style:family="paragraph"/>
  </office:automatic-styles>
  <office:body>
    <office:text text:use-soft-page-breaks="true">
      <text:h text:style-name="P1" text:outline-level="1">Mit<text:s/>Første SPIL i<text:s/>Processing</text:h>
      <text:p text:style-name="Normal"/>
      <text:p text:style-name="Normal">I skal lave et spil der henter inspiration i REIGN: GAME OF THRONE ud fra følgende krav</text:p>
      <text:list text:style-name="LFO1" text:continue-numbering="true">
        <text:list-item>
          <text:p text:style-name="P2">Der skal være min 4 score variabler</text:p>
        </text:list-item>
        <text:list-item>
          <text:p text:style-name="P3">Der skal være et billede der skifter i forhold til spørgsmålene</text:p>
        </text:list-item>
        <text:list-item>
          <text:p text:style-name="P4">Der skal være min 10 spørgsmål der giver + - til score variablerne<text:s/></text:p>
        </text:list-item>
        <text:list-item>
          <text:p text:style-name="P5">Der skal være win / lose konditions<text:s/></text:p>
        </text:list-item>
      </text:list>
      <text:p text:style-name="Normal">Fokus i projektet er på Konditions og brugen af (if, if else) kontrolstuktu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905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verskrift2Tegn" style:display-name="Overskrift 2 Tegn" style:family="text" style:parent-style-name="Standardskrifttypeiafsni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verskrift3Tegn" style:display-name="Overskrift 3 Tegn" style:family="text" style:parent-style-name="Standardskrifttypeiafsnit">
      <style:text-properties style:font-name-asian="Times New Roman" style:font-name-complex="Times New Roman" fo:color="#0F4761" fo:font-size="14pt" style:font-size-asian="14pt" style:font-size-complex="14pt"/>
    </style:style>
    <style:style style:name="Overskrift4Tegn" style:display-name="Overskrift 4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0F4761"/>
    </style:style>
    <style:style style:name="Overskrift5Tegn" style:display-name="Overskrift 5 Tegn" style:family="text" style:parent-style-name="Standardskrifttypeiafsnit">
      <style:text-properties style:font-name-asian="Times New Roman" style:font-name-complex="Times New Roman" fo:color="#0F4761"/>
    </style:style>
    <style:style style:name="Overskrift6Tegn" style:display-name="Overskrift 6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typeiafsni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typeiafsnit">
      <style:text-properties style:font-name-asian="Times New Roman" style:font-name-complex="Times New Roman" fo:color="#272727"/>
    </style:style>
    <style:style style:name="Titel" style:display-name="Titel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Tegn" style:display-name="Titel Tegn" style:family="text" style:parent-style-name="Standardskrifttypeiafsni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el" style:display-name="Undertitel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titelTegn" style:display-name="Undertitel Tegn" style:family="text" style:parent-style-name="Standardskrifttypeiafsni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Tegn" style:display-name="Citat Tegn" style:family="text" style:parent-style-name="Standardskrifttypeiafsnit">
      <style:text-properties fo:font-style="italic" style:font-style-asian="italic" style:font-style-complex="italic" fo:color="#404040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Kraftigfremhævning" style:display-name="Kraftig fremhævning" style:family="text" style:parent-style-name="Standardskrifttypeiafsnit">
      <style:text-properties fo:font-style="italic" style:font-style-asian="italic" style:font-style-complex="italic" fo:color="#0F4761"/>
    </style:style>
    <style:style style:name="Stærktcitat" style:display-name="Stærkt c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ærktcitatTegn" style:display-name="Stærkt citat Tegn" style:family="text" style:parent-style-name="Standardskrifttypeiafsnit">
      <style:text-properties fo:font-style="italic" style:font-style-asian="italic" style:font-style-complex="italic" fo:color="#0F4761"/>
    </style:style>
    <style:style style:name="Kraftighenvisning" style:display-name="Kraftig henvisning" style:family="text" style:parent-style-name="Standardskrifttypeiafsni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Peter Withenstein</meta:initial-creator>
    <dc:creator>Daniel Peter Withenstein</dc:creator>
    <meta:creation-date>2024-09-02T07:43:00Z</meta:creation-date>
    <dc:date>2024-09-02T08:05:00Z</dc:date>
    <meta:template xlink:href="Normal" xlink:type="simple"/>
    <meta:editing-cycles>1</meta:editing-cycles>
    <meta:editing-duration>PT1320S</meta:editing-duration>
    <meta:document-statistic meta:page-count="1" meta:paragraph-count="1" meta:word-count="56" meta:character-count="400" meta:row-count="2" meta:non-whitespace-character-count="345"/>
  </office:meta>
</office:document-meta>
</file>